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i-sans-serif" svg:font-family="ui-sans-serif, apple-system, system-ui, 'Segoe UI', Roboto, Ubuntu, Cantarell, 'Noto Sans', sans-serif, Helvetica, 'Apple Color Emoji', Arial, 'Segoe UI Emoji', 'Segoe UI Symbol'"/>
  </office:font-face-decls>
  <office:automatic-styles>
    <style:style style:name="P1" style:family="paragraph" style:parent-style-name="Standard">
      <style:text-properties officeooo:rsid="0005aa7c" officeooo:paragraph-rsid="0005aa7c"/>
    </style:style>
    <style:style style:name="P2" style:family="paragraph" style:parent-style-name="Standard">
      <style:text-properties officeooo:paragraph-rsid="0005aa7c"/>
    </style:style>
    <style:style style:name="P3" style:family="paragraph" style:parent-style-name="Standard">
      <style:paragraph-properties fo:margin-left="0cm" fo:margin-right="0cm" fo:orphans="2" fo:widows="2" fo:text-indent="0cm" style:auto-text-indent="false"/>
      <style:text-properties fo:font-variant="normal" fo:text-transform="none" fo:color="#0d0d0d" loext:opacity="100%" style:font-name="ui-sans-serif"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fo:color="#0d0d0d" loext:opacity="100%" style:font-name="ui-sans-serif" fo:font-size="12pt" fo:letter-spacing="normal" fo:font-style="normal" fo:font-weight="normal" officeooo:paragraph-rsid="000804e0"/>
    </style:style>
    <style:style style:name="P5" style:family="paragraph" style:parent-style-name="Standard">
      <style:paragraph-properties fo:margin-left="0cm" fo:margin-right="0cm" fo:orphans="2" fo:widows="2" fo:text-indent="0cm" style:auto-text-indent="false"/>
      <style:text-properties fo:font-variant="normal" fo:text-transform="none" fo:color="#0d0d0d" loext:opacity="100%" style:font-name="ui-sans-serif" fo:font-size="12pt" fo:letter-spacing="normal" fo:font-style="normal" fo:font-weight="normal" officeooo:rsid="000804e0" officeooo:paragraph-rsid="000804e0"/>
    </style:style>
    <style:style style:name="P6" style:family="paragraph" style:parent-style-name="Standard">
      <style:paragraph-properties fo:margin-left="0cm" fo:margin-right="0cm" fo:orphans="2" fo:widows="2" fo:text-indent="0cm" style:auto-text-indent="false"/>
      <style:text-properties fo:font-variant="normal" fo:text-transform="none" fo:color="#0d0d0d" loext:opacity="100%" style:font-name="ui-sans-serif" fo:font-size="12pt" fo:letter-spacing="normal" fo:font-style="normal" fo:font-weight="normal" officeooo:rsid="000991cd" officeooo:paragraph-rsid="000991cd"/>
    </style:style>
    <style:style style:name="P7" style:family="paragraph" style:parent-style-name="Standard">
      <style:paragraph-properties fo:margin-left="0cm" fo:margin-right="0cm" fo:orphans="2" fo:widows="2" fo:text-indent="0cm" style:auto-text-indent="false"/>
      <style:text-properties fo:font-variant="normal" fo:text-transform="none" fo:color="#0d0d0d" loext:opacity="100%" style:font-name="ui-sans-serif" fo:font-size="12pt" fo:letter-spacing="normal" fo:font-style="normal" fo:font-weight="normal" officeooo:rsid="0009e996" officeooo:paragraph-rsid="0009e996"/>
    </style:style>
    <style:style style:name="P8" style:family="paragraph" style:parent-style-name="Standard">
      <style:paragraph-properties fo:margin-left="0cm" fo:margin-right="0cm" fo:orphans="2" fo:widows="2" fo:text-indent="0cm" style:auto-text-indent="false"/>
      <style:text-properties fo:font-variant="normal" fo:text-transform="none" fo:color="#0d0d0d" loext:opacity="100%" style:font-name="ui-sans-serif" fo:font-size="12pt" fo:letter-spacing="normal" fo:font-style="normal" fo:font-weight="normal" officeooo:rsid="000a4b20" officeooo:paragraph-rsid="000a4b20"/>
    </style:style>
    <style:style style:name="P9" style:family="paragraph" style:parent-style-name="Text_20_body">
      <style:paragraph-properties fo:padding="0.049cm" fo:border="0.06pt solid #e3e3e3"/>
    </style:style>
    <style:style style:name="P10" style:family="paragraph" style:parent-style-name="Text_20_body" style:list-style-name="L1">
      <style:paragraph-properties fo:margin-top="0cm" fo:margin-bottom="0cm" style:contextual-spacing="false" fo:padding="0.049cm" fo:border="0.06pt solid #e3e3e3"/>
    </style:style>
    <style:style style:name="P11" style:family="paragraph" style:parent-style-name="Text_20_body" style:list-style-name="L1">
      <style:paragraph-properties fo:padding="0.049cm" fo:border="0.06pt solid #e3e3e3"/>
    </style:style>
    <style:style style:name="P12" style:family="paragraph" style:parent-style-name="Text_20_body">
      <style:paragraph-properties fo:margin-left="0cm" fo:margin-right="0cm" fo:orphans="2" fo:widows="2" fo:text-indent="0cm" style:auto-text-indent="false"/>
      <style:text-properties fo:font-variant="normal" fo:text-transform="none" fo:color="#0d0d0d" loext:opacity="100%" style:font-name="ui-sans-serif" fo:font-size="12pt" fo:letter-spacing="normal" fo:font-style="normal" fo:font-weight="normal" officeooo:rsid="000804e0" officeooo:paragraph-rsid="000804e0"/>
    </style:style>
    <style:style style:name="P13" style:family="paragraph" style:parent-style-name="Text_20_body">
      <style:paragraph-properties fo:margin-left="0cm" fo:margin-right="0cm" fo:orphans="2" fo:widows="2" fo:text-indent="0cm" style:auto-text-indent="false"/>
      <style:text-properties fo:font-variant="normal" fo:text-transform="none" fo:color="#0d0d0d" loext:opacity="100%" style:font-name="ui-sans-serif" fo:font-size="12pt" fo:letter-spacing="normal" fo:font-style="normal" fo:font-weight="normal" officeooo:rsid="000991cd" officeooo:paragraph-rsid="000991cd"/>
    </style:style>
    <style:style style:name="P14" style:family="paragraph" style:parent-style-name="Text_20_body" style:list-style-name="L2">
      <style:paragraph-properties fo:margin-top="0cm" fo:margin-bottom="0cm" style:contextual-spacing="false" fo:padding="0.049cm" fo:border="0.06pt solid #e3e3e3"/>
    </style:style>
    <style:style style:name="P15" style:family="paragraph" style:parent-style-name="Text_20_body" style:list-style-name="L2">
      <style:paragraph-properties fo:padding="0.049cm" fo:border="0.06pt solid #e3e3e3"/>
    </style:style>
    <style:style style:name="T1" style:family="text">
      <style:text-properties officeooo:rsid="0005aa7c"/>
    </style:style>
    <style:style style:name="T2" style:family="text">
      <style:text-properties officeooo:rsid="00070d74"/>
    </style:style>
    <style:style style:name="T3" style:family="text">
      <style:text-properties officeooo:rsid="000804e0"/>
    </style:style>
    <style:style style:name="T4" style:family="text">
      <style:text-properties loext:padding="0.049cm" loext:border="0.06pt solid #e3e3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Standard"/>
      <text:p text:style-name="Standard"/>
      <text:p text:style-name="Standard"/>
      <text:p text:style-name="Standard"/>
      <text:p text:style-name="P1">conclusion</text:p>
      <text:p text:style-name="Standard"/>
      <text:p text:style-name="Standard">En résumé la gestion automatique en toute chose est d’une importance capitale. Grâce</text:p>
      <text:p text:style-name="Standard">au Stage</text:p>
      <text:p text:style-name="Standard">effectué à l’institut de Formation Valeur Universelle nous avons pu mettre</text:p>
      <text:p text:style-name="Standard">en application les connaissances reçues au cours de notre formation. Notre séjour dans</text:p>
      <text:p text:style-name="Standard">cette institut nous a été très instructif car il nous a permis de mieux appréhender</text:p>
      <text:p text:style-name="Standard">l’importance de l’informatique dans le renforcement des capacités de toutes entreprises.</text:p>
      <text:p text:style-name="Standard">Ce stage nous a également permis de cerner tant soit peu les difficultés et les solutions</text:p>
      <text:p text:style-name="Standard">auxquelles un technicien supérieur en informatique de gestion peut s’attendre dans le</text:p>
      <text:p text:style-name="Standard">cadre de la réalisation d’une application de gestion. Après étude des problèmes</text:p>
      <text:p text:style-name="Standard">rencontrée pour la gestion pédagogique de l’institut (IFP-VU) nous avons décidé de</text:p>
      <text:p text:style-name="Standard">focaliser notre étude sur la « Conception et Réalisation d’une application pédagogique</text:p>
      <text:p text:style-name="Standard">». Pour mieux appréhender cette étude, nous nous sommes fixés des objectifs dont qui</text:p>
      <text:p text:style-name="Standard">nous conduit à la réalisation d’une application Pédagogique en Locale ce qui va</text:p>
      <text:p text:style-name="Standard">automatiser la gestion pédagogique et accroître la vitesse de délibération des résultats</text:p>
      <text:p text:style-name="Standard">avec une sécurité optimale des notes.</text:p>
      <text:p text:style-name="Standard"/>
      <text:p text:style-name="Standard"/>
      <text:p text:style-name="Standard"/>
      <text:p text:style-name="Standard"/>
      <text:p text:style-name="Standard"/>
      <text:p text:style-name="Standard">**************************</text:p>
      <text:p text:style-name="P3"/>
      <text:p text:style-name="P4"><text:span text:style-name="T3">resume ok</text:span></text:p>
      <text:p text:style-name="P4"><text:line-break/>Ce mémoire présente notre projet de fin d'études, entrepris dans le cadre de l'obtention du diplôme de licence professionnelle en Informatique, spécialité Systèmes Informatiques et Logiciels. Ce projet porte sur la conception et la réalisation d'une plateforme destinée à la gestion des services de la radio Trait d'Union. Son objectif est de simplifier la gestion des divers services offerts par cette radio, notamment les demandes de spots publicitaires, les avis de recherche, les annonces, etc., afin d'atteindre un public plus large. La réalisation de ce projet a requis l'utilisation de plusieurs outils. Nous avons employé UML pour l'analyse et la modélisation, Visual Studio Code en tant qu'éditeur de code extensible, PHP et TypeScript comme langages de programmation, Laravel et Tailwind CSS comme frameworks, et PostgreSQL en <text:soft-page-break/>tant que SGBD. L'ensemble de ces éléments contribue à la maintenance et à l'évolutivité de ce projet.</text:p>
      <text:p text:style-name="P3"/>
      <text:p text:style-name="P3"/>
      <text:p text:style-name="P3">This thesis presents our final year project, undertaken as part of obtaining a professional bachelor's degree in Computer Science, specializing in Information Systems and Software. This project focuses on the design and implementation of a platform intended for managing the services of the radio station Trait d'Union. Its objective is to simplify the management of the various services offered by this radio station, including requests for advertising spots, missing person notices, announcements, etc., in order to reach a wider audience. The realization of this project required the use of several tools. We employed UML for analysis and modeling, Visual Studio Code as an extensible code editor, PHP and TypeScript as programming languages, Laravel and Tailwind CSS as frameworks, and PostgreSQL as the DBMS. All of these elements contribute to the maintainability and scalability of this project.</text:p>
      <text:p text:style-name="P3">***********************************</text:p>
      <text:p text:style-name="P3"/>
      <text:p text:style-name="P5">intro ok</text:p>
      <text:p text:style-name="P5"/>
      <text:p text:style-name="P12">À l'ère numérique actuelle, les médias traditionnels doivent adapter leur présence en ligne pour rester pertinents et compétitifs. Le monde de la radiodiffusion n’échappe pas à cette tendance. En effet, ce domaine doit impérativement adopter les Technologies de l’Information et de la Communication (TIC) pour garantir la visibilité et la pertinence de ses divers services. Dans le but de faciliter et d’améliorer la gestion de ces services, notre stage à la Radio Trait d’Union nous a permis de développer une solution informatique consistant en la mise en place d’une plateforme de gestion pour les différents services offerts par cette radio.</text:p>
      <text:p text:style-name="P9">Ce mémoire se concentre sur une analyse approfondie du processus de conception et de réalisation d'une telle plateforme pour la Radio Trait d'Union. Il vise à :</text:p>
      <text:list xml:id="list2088748756" text:style-name="L1">
        <text:list-item>
          <text:p text:style-name="P10">Identifier les défis techniques et les contraintes spécifiques liés à la conception d'une plateforme pour une station de radio.</text:p>
        </text:list-item>
        <text:list-item>
          <text:p text:style-name="P10">Explorer les différentes étapes du développement de la plateforme, de la conception initiale à la mise en ligne.</text:p>
        </text:list-item>
        <text:list-item>
          <text:p text:style-name="P11">Évaluer l'impact de la plateforme sur l'interaction avec le public et la promotion de la radio sur le web.</text:p>
        </text:list-item>
      </text:list>
      <text:p text:style-name="P5"/>
      <text:p text:style-name="P5">*******************************</text:p>
      <text:p text:style-name="P5"/>
      <text:p text:style-name="P6">prob ok</text:p>
      <text:p text:style-name="P6"/>
      <text:p text:style-name="P6"/>
      <text:p text:style-name="P13">À l'ère numérique actuelle, les médias traditionnels doivent impérativement adapter leur présence en ligne pour rester pertinents et compétitifs. Le monde <text:soft-page-break/>de la radiodiffusion n’échappe pas à cette nécessité. En effet, ce secteur doit adopter les Technologies de l’Information et de la Communication (TIC) pour assurer la visibilité et la pertinence de ses divers services. Dans le but de faciliter et d’améliorer la gestion de ces services, notre stage à la Radio Trait d’Union nous a permis de développer une solution informatique consistant en la création d’une plateforme de gestion pour les différents services offerts par cette radio.</text:p>
      <text:p text:style-name="P9">Ce mémoire se concentre sur une analyse approfondie du processus de conception et de réalisation de cette plateforme pour la Radio Trait d'Union. Il vise à :</text:p>
      <text:list xml:id="list2197751875" text:style-name="L2">
        <text:list-item>
          <text:p text:style-name="P14"><text:span text:style-name="Strong_20_Emphasis"><text:span text:style-name="T4">Identifier les défis techniques et les contraintes spécifiques</text:span></text:span> liés à la conception d'une plateforme pour une station de radio.</text:p>
        </text:list-item>
        <text:list-item>
          <text:p text:style-name="P14"><text:span text:style-name="Strong_20_Emphasis"><text:span text:style-name="T4">Explorer les différentes étapes du développement de la plateforme</text:span></text:span>, de la conception initiale à la mise en ligne.</text:p>
        </text:list-item>
        <text:list-item>
          <text:p text:style-name="P15"><text:span text:style-name="Strong_20_Emphasis"><text:span text:style-name="T4">Évaluer l'impact de la plateforme</text:span></text:span> sur l'interaction avec le public et la promotion de la radio sur le web.</text:p>
        </text:list-item>
      </text:list>
      <text:p text:style-name="P6">*******************************************</text:p>
      <text:p text:style-name="P6"/>
      <text:p text:style-name="P7">cas 1 ok</text:p>
      <text:p text:style-name="P7"/>
      <text:p text:style-name="P7">**Description textuelle du cas d'utilisation : Souscrire à un service de la radio**</text:p>
      <text:p text:style-name="P7"/>
      <text:p text:style-name="P7">Acteurs principaux : Utilisateur (Auditeur)</text:p>
      <text:p text:style-name="P7"/>
      <text:p text:style-name="P7">Acteurs secondaires : Service Client, Administrateur</text:p>
      <text:p text:style-name="P7"/>
      <text:p text:style-name="P7">Préconditions :</text:p>
      <text:p text:style-name="P7">- L'utilisateur doit être connecté à la plateforme de la radio.</text:p>
      <text:p text:style-name="P7">- L'utilisateur doit avoir accès aux services proposés par la radio.</text:p>
      <text:p text:style-name="P7"/>
      <text:p text:style-name="P7">Scénario principal :</text:p>
      <text:p text:style-name="P7">1. L'utilisateur accède à la section "Services" de la plateforme de la radio.</text:p>
      <text:p text:style-name="P7">2. L'utilisateur parcourt les différents services proposés par la radio.</text:p>
      <text:p text:style-name="P7">3. L'utilisateur sélectionne le service auquel il souhaite souscrire.</text:p>
      <text:p text:style-name="P7">4. Le système affiche les détails du service sélectionné, y compris les conditions de souscription et les tarifs.</text:p>
      <text:p text:style-name="P7">5. L'utilisateur examine les informations fournies et décide de souscrire au service.</text:p>
      <text:p text:style-name="P7">6. L'utilisateur clique sur le bouton "Souscrire" ou une option similaire.</text:p>
      <text:p text:style-name="P7">7. Le système vérifie la disponibilité du service et la validité des informations fournies par l'utilisateur.</text:p>
      <text:p text:style-name="P7">8. Si toutes les conditions sont remplies, le système enregistre la souscription de l'utilisateur au service.</text:p>
      <text:p text:style-name="P7">9. Le système envoie une confirmation de la souscription à l'utilisateur par e-mail ou par tout autre moyen de communication.</text:p>
      <text:p text:style-name="P7"><text:soft-page-break/>10. L'utilisateur peut désormais accéder au service souscrit via la plateforme de la radio.</text:p>
      <text:p text:style-name="P7"/>
      <text:p text:style-name="P7">Extensions :</text:p>
      <text:p text:style-name="P7">- Si le service sélectionné n'est pas disponible ou si les informations fournies par l'utilisateur sont incorrectes, le système affiche un message d'erreur et invite l'utilisateur à corriger les informations ou à sélectionner un autre service.</text:p>
      <text:p text:style-name="P7">- Si l'utilisateur n'est pas connecté à la plateforme, le système le redirige vers la page de connexion et lui demande de se connecter avant de pouvoir souscrire à un service.</text:p>
      <text:p text:style-name="P7"/>
      <text:p text:style-name="P7">Postconditions :</text:p>
      <text:p text:style-name="P7">- L'utilisateur a souscrit avec succès au service de la radio et peut en bénéficier selon les conditions spécifiées.</text:p>
      <text:p text:style-name="P7"/>
      <text:p text:style-name="P7">****************************************</text:p>
      <text:p text:style-name="P7"/>
      <text:p text:style-name="P7">cas 2</text:p>
      <text:p text:style-name="P7"/>
      <text:p text:style-name="P7"/>
      <text:p text:style-name="P7">Voici un exemple de description textuelle du cas d'utilisation "S'authentifier" :</text:p>
      <text:p text:style-name="P7"/>
      <text:p text:style-name="P7">### Cas d'utilisation : S'authentifier</text:p>
      <text:p text:style-name="P7"/>
      <text:p text:style-name="P7">#### Objectif :</text:p>
      <text:p text:style-name="P7">Permettre à un utilisateur de se connecter au système en fournissant des identifiants valides.</text:p>
      <text:p text:style-name="P7"/>
      <text:p text:style-name="P7">#### Acteurs :</text:p>
      <text:p text:style-name="P7">- Utilisateur : Personne souhaitant accéder au système.</text:p>
      <text:p text:style-name="P7"/>
      <text:p text:style-name="P7">#### Préconditions :</text:p>
      <text:p text:style-name="P7">L'application doit être accessible et l'utilisateur doit disposer d'un compte enregistré.</text:p>
      <text:p text:style-name="P7"/>
      <text:p text:style-name="P7">#### Postconditions :</text:p>
      <text:p text:style-name="P7">L'utilisateur est connecté au système et peut accéder aux fonctionnalités autorisées en fonction de ses droits d'accès.</text:p>
      <text:p text:style-name="P7"/>
      <text:p text:style-name="P7">#### Scénario principal :</text:p>
      <text:p text:style-name="P7">1. L'utilisateur accède à la page d'authentification de l'application.</text:p>
      <text:p text:style-name="P7">2. L'utilisateur saisit son nom d'utilisateur (identifiant) et son mot de passe.</text:p>
      <text:p text:style-name="P7">3. L'utilisateur clique sur le bouton de connexion.</text:p>
      <text:p text:style-name="P7">4. Le système vérifie la validité des identifiants saisis.</text:p>
      <text:p text:style-name="P7">5. Si les identifiants sont valides, l'utilisateur est redirigé vers son espace personnel.</text:p>
      <text:p text:style-name="P7">6. Si les identifiants sont invalides, un message d'erreur est affiché et l'utilisateur est invité à saisir à nouveau ses identifiants.</text:p>
      <text:p text:style-name="P7"/>
      <text:p text:style-name="P7">#### Extensions :</text:p>
      <text:p text:style-name="P7">- Si l'utilisateur souhaite récupérer son mot de passe oublié :</text:p>
      <text:p text:style-name="P7"><text:s text:c="2"/>- L'utilisateur clique sur le lien "Mot de passe oublié".</text:p>
      <text:p text:style-name="P7"><text:soft-page-break/><text:s text:c="2"/>- Le système lui propose un moyen de réinitialiser son mot de passe.</text:p>
      <text:p text:style-name="P7"/>
      <text:p text:style-name="P7">#### Variantes :</text:p>
      <text:p text:style-name="P7">- L'utilisateur peut choisir de se connecter en utilisant un service d'authentification tiers (par exemple, Google, Facebook, etc.) si cette fonctionnalité est disponible dans l'application.</text:p>
      <text:p text:style-name="P7"/>
      <text:p text:style-name="P7">*********************************</text:p>
      <text:p text:style-name="P7"/>
      <text:p text:style-name="P8">cas3</text:p>
      <text:p text:style-name="P8"/>
      <text:p text:style-name="P8"/>
      <text:p text:style-name="P8">Bien sûr, voici un exemple de description textuelle du cas d'utilisation "Se connecter" :</text:p>
      <text:p text:style-name="P8"/>
      <text:p text:style-name="P8">**Titre :** Se connecter</text:p>
      <text:p text:style-name="P8"/>
      <text:p text:style-name="P8">**Acteur principal :** Utilisateur</text:p>
      <text:p text:style-name="P8"/>
      <text:p text:style-name="P8">**Objectif :** Permettre à l'utilisateur de se connecter à son compte sur la plateforme.</text:p>
      <text:p text:style-name="P8"/>
      <text:p text:style-name="P8">**Préconditions :** </text:p>
      <text:p text:style-name="P8">1. L'utilisateur doit disposer d'un compte enregistré sur la plateforme.</text:p>
      <text:p text:style-name="P8">2. L'interface de connexion doit être accessible et fonctionnelle.</text:p>
      <text:p text:style-name="P8"/>
      <text:p text:style-name="P8">**Postconditions :**</text:p>
      <text:p text:style-name="P8">1. L'utilisateur est authentifié avec succès.</text:p>
      <text:p text:style-name="P8">2. L'accès aux fonctionnalités réservées aux utilisateurs connectés est débloqué.</text:p>
      <text:p text:style-name="P8"/>
      <text:p text:style-name="P8">**Scénario principal :**</text:p>
      <text:p text:style-name="P8">1. L'utilisateur accède à la page de connexion de la plateforme.</text:p>
      <text:p text:style-name="P8">2. L'utilisateur saisit son identifiant (adresse e-mail ou nom d'utilisateur) et son mot de passe dans les champs prévus à cet effet.</text:p>
      <text:p text:style-name="P8">3. L'utilisateur valide ses informations en cliquant sur le bouton "Se connecter".</text:p>
      <text:p text:style-name="P8">4. Le système vérifie les informations d'identification de l'utilisateur.</text:p>
      <text:p text:style-name="P8">5. Si les informations sont correctes, l'utilisateur est redirigé vers la page d'accueil de son compte.</text:p>
      <text:p text:style-name="P8">6. Sinon, un message d'erreur s'affiche pour informer l'utilisateur que les informations saisies sont incorrectes, et il lui est demandé de les saisir à nouveau.</text:p>
      <text:p text:style-name="P8"/>
      <text:p text:style-name="P8">**Extensions :**</text:p>
      <text:p text:style-name="P8">- Si l'utilisateur a oublié son mot de passe, il peut cliquer sur un lien pour réinitialiser son mot de passe.</text:p>
      <text:p text:style-name="P8">- Si l'utilisateur n'a pas de compte, il peut cliquer sur un lien pour s'inscrire sur la plateforme.</text:p>
      <text:p text:style-name="P8"/>
      <text:p text:style-name="P8">**Variantes :**</text:p>
      <text:p text:style-name="P8">- L'utilisateur peut choisir de se connecter à l'aide de ses identifiants habituels ou via des services tiers tels que Google, Facebook, etc.</text:p>
      <text:p text:style-name="P8"><text:soft-page-break/></text:p>
      <text:p text:style-name="P8">Cette description textuelle couvre les actions principales et les différentes situations auxquelles l'utilisateur peut être confronté lorsqu'il essaie de se connecter à la platefor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i-sans-serif" svg:font-family="ui-sans-serif, apple-system, system-ui, 'Segoe UI', Roboto, Ubuntu, Cantarell, 'Noto Sans', sans-serif, Helvetica, 'Apple Color Emoji', Arial,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4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4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11:21:25.490241465</meta:creation-date>
    <dc:date>2024-05-28T12:10:19.151048339</dc:date>
    <meta:editing-duration>PT7M57S</meta:editing-duration>
    <meta:editing-cycles>2</meta:editing-cycles>
    <meta:generator>LibreOffice/7.3.7.2$Linux_X86_64 LibreOffice_project/30$Build-2</meta:generator>
    <meta:document-statistic meta:table-count="0" meta:image-count="0" meta:object-count="0" meta:page-count="6" meta:paragraph-count="108" meta:word-count="1604" meta:character-count="10577" meta:non-whitespace-character-count="9081"/>
  </office:meta>
</office:document-meta>
</file>